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75.16mm"/>
    </style:style>
    <style:style style:name="co5" style:family="table-column">
      <style:table-column-properties fo:break-before="auto" style:column-width="126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 style:vertical-align="top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74pt solid #000000" style:vertical-align="top"/>
      <style:text-properties style:font-name="Hiragino Maru Gothic ProN" style:font-name-asian="Hiragino Maru Gothic ProN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BC80-CF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40pinボックス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列 ピンヘッダ</text:p>
          </table:table-cell>
          <table:table-cell table:style-name="ce2" office:value-type="string" calcext:value-type="string">
            <text:p>Connector_PinHeader_2.54mm:PinHeader_2x20_P2.54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2列 2.5mmピンヘッダ 2x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2x08_P2.54mm_Vertic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B-CFC-SL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F Card コネクター(マルツパーツ等)</text:p>
            <text:p>ネジ穴幅 38.78mm 部品面表記 CF-50P</text:p>
          </table:table-cell>
          <table:table-cell table:style-name="ce2" office:value-type="string" calcext:value-type="string">
            <text:p>Connector:CF-50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mm LED</text:p>
          </table:table-cell>
          <table:table-cell table:style-name="ce2" office:value-type="string" calcext:value-type="string">
            <text:p>LED_THT:LED_D3.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8</text:p>
          </table:table-cell>
          <table:table-cell table:style-name="ce2" office:value-type="string" calcext:value-type="string">
            <text:p>Package_DIP:DIP-16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</text:p>
          </table:table-cell>
          <table:table-cell table:style-name="ce2" office:value-type="string" calcext:value-type="string">
            <text:p>Package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、C2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_THT:C_Disc_D5.0mm_W2.5mm_P5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_THT:CP_Radial_D5.0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〜R5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_THT:R_Axial_DIN0204_L3.6mm_D1.6mm_P7.62mm_Horizontal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/00/00</text:date>, <text:time style:data-style-name="N2" text:time-value="21:55:52.727690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1:56:19.628099034</dc:date>
    <meta:editing-duration>PT10M18S</meta:editing-duration>
    <meta:editing-cycles>6</meta:editing-cycles>
    <meta:generator>LibreOffice/6.1.2.1$MacOSX_X86_64 LibreOffice_project/65905a128db06ba48db947242809d14d3f9a93fe</meta:generator>
    <meta:document-statistic meta:table-count="1" meta:cell-count="49" meta:object-count="0"/>
  </office:meta>
</office:document-meta>
</file>